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Без_20_интервала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style:font-name="Calibri" fo:font-size="10pt" style:font-name-asian="Arial" style:font-size-asian="10pt" style:font-name-complex="Calibri" style:font-size-complex="10pt"/>
    </style:style>
    <style:style style:name="P14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5" style:family="paragraph" style:parent-style-name="Без_20_интервала">
      <style:text-properties style:font-name="Times New Roman" fo:font-size="10pt" style:font-size-asian="10pt" style:font-size-complex="10pt"/>
    </style:style>
    <style:style style:name="P16" style:family="paragraph" style:parent-style-name="Без_20_интервала"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Без_20_интервала">
      <style:text-properties fo:font-size="10pt" style:font-size-asian="10pt" style:font-size-complex="10pt"/>
    </style:style>
    <style:style style:name="P18" style:family="paragraph" style:parent-style-name="Без_20_интервала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Без_20_интервала">
      <style:text-properties fo:color="#000000" style:font-name="Times New Roman" fo:font-size="10pt" style:font-size-asian="10pt" style:font-name-complex="Times New Roman" style:font-size-complex="10pt"/>
    </style:style>
    <style:style style:name="P20" style:family="paragraph" style:parent-style-name="Без_20_интервала">
      <style:text-properties style:font-name="Times New Roman" fo:font-size="10pt" style:font-size-asian="10pt" style:font-size-complex="10pt"/>
    </style:style>
    <style:style style:name="P21" style:family="paragraph" style:parent-style-name="Без_20_интервала">
      <style:text-properties style:font-name="Calibri" fo:font-size="10pt" style:font-name-asian="Arial" style:font-size-asian="10pt" style:font-name-complex="Calibri" style:font-size-complex="10pt"/>
    </style:style>
    <style:style style:name="P22" style:family="paragraph" style:parent-style-name="Без_20_интервала">
      <style:paragraph-properties fo:text-align="center" style:justify-single-word="false"/>
      <style:text-properties style:font-name="Calibri" fo:font-size="10pt" style:font-name-asian="Arial" style:font-size-asian="10pt" style:font-name-complex="Calibri" style:font-size-complex="10pt"/>
    </style:style>
    <style:style style:name="P23" style:family="paragraph" style:parent-style-name="Без_20_интервала">
      <style:paragraph-properties fo:margin-left="-1cm" fo:margin-right="0cm" fo:text-align="center" style:justify-single-word="false" fo:text-indent="0cm" style:auto-text-indent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4" style:family="paragraph" style:parent-style-name="Без_20_интервала">
      <style:paragraph-properties fo:margin-left="-1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5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9" style:family="paragraph">
      <style:paragraph-properties fo:text-align="start"/>
      <style:text-properties style:font-name="Times New Roman2"/>
    </style:style>
    <style:style style:name="P30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fo:language="en" fo:country="US"/>
    </style:style>
    <style:style style:name="T7" style:family="text">
      <style:text-properties style:font-name="Times New Roman" fo:language="en" fo:country="US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position="super 58%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3" form:control-implementation="ooo:com.sun.star.form.component.ComboBox" form:id="control13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атипичное"/>
          </form:combobox>
          <form:combobox form:name="Поле со списком 4" form:control-implementation="ooo:com.sun.star.form.component.ComboBox" form:id="control14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1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овные"/>
            <form:item form:label="ровные"/>
            <form:item form:label="волнистые"/>
          </form:combobox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7" form:dropdown="true" form:size="20" form:current-value="увеличина" form:value="увеличи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а"/>
            <form:item form:label="не увеличина"/>
          </form:combobox>
          <form:combobox form:name="Поле со списком 4" form:control-implementation="ooo:com.sun.star.form.component.ComboBox" form:id="control1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19" form:dropdown="true" form:size="20" form:current-value="однообразная" form:value="однообраз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образная"/>
            <form:item form:label="не однообразная"/>
          </form:combobox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21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23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25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атипичное"/>
          </form:combobox>
          <form:combobox form:name="Поле со списком 4" form:control-implementation="ooo:com.sun.star.form.component.ComboBox" form:id="control26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27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овные"/>
            <form:item form:label="ровные"/>
            <form:item form:label="волнистые"/>
          </form:combobox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9" form:dropdown="true" form:size="20" form:current-value="увеличина" form:value="увеличи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а"/>
            <form:item form:label="не увеличина"/>
          </form:combobox>
          <form:combobox form:name="Поле со списком 4" form:control-implementation="ooo:com.sun.star.form.component.ComboBox" form:id="control30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31" form:dropdown="true" form:size="20" form:current-value="однообразная" form:value="однообраз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образная"/>
            <form:item form:label="не однообразная"/>
          </form:combobox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33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атипичное"/>
          </form:combobox>
          <form:combobox form:name="Поле со списком 4" form:control-implementation="ooo:com.sun.star.form.component.ComboBox" form:id="control34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3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овные"/>
            <form:item form:label="ровные"/>
            <form:item form:label="волнистые"/>
          </form:combobox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7" form:dropdown="true" form:size="20" form:current-value="увеличина" form:value="увеличи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а"/>
            <form:item form:label="не увеличина"/>
          </form:combobox>
          <form:combobox form:name="Поле со списком 4" form:control-implementation="ooo:com.sun.star.form.component.ComboBox" form:id="control3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39" form:dropdown="true" form:size="20" form:current-value="однообразная" form:value="однообраз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образная"/>
            <form:item form:label="не однообразная"/>
          </form:combobox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41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43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атипичное"/>
          </form:combobox>
          <form:combobox form:name="Поле со списком 4" form:control-implementation="ooo:com.sun.star.form.component.ComboBox" form:id="control44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4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овные"/>
            <form:item form:label="ровные"/>
            <form:item form:label="волнистые"/>
          </form:combobox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7" form:dropdown="true" form:size="20" form:current-value="увеличина" form:value="увеличи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а"/>
            <form:item form:label="не увеличина"/>
          </form:combobox>
          <form:combobox form:name="Поле со списком 4" form:control-implementation="ooo:com.sun.star.form.component.ComboBox" form:id="control4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49" form:dropdown="true" form:size="20" form:current-value="однообразная" form:value="однообраз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образная"/>
            <form:item form:label="не однообразная"/>
          </form:combobox>
          <form:text form:name="Текстовое поле 3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51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53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атипичное"/>
          </form:combobox>
          <form:combobox form:name="Поле со списком 4" form:control-implementation="ooo:com.sun.star.form.component.ComboBox" form:id="control54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5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овные"/>
            <form:item form:label="ровные"/>
            <form:item form:label="волнистые"/>
          </form:combobox>
          <form:text form:name="Текстовое поле 3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57" form:dropdown="true" form:size="20" form:current-value="увеличина" form:value="увеличи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а"/>
            <form:item form:label="не увеличина"/>
          </form:combobox>
          <form:combobox form:name="Поле со списком 4" form:control-implementation="ooo:com.sun.star.form.component.ComboBox" form:id="control5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59" form:dropdown="true" form:size="20" form:current-value="однообразная" form:value="однообраз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образная"/>
            <form:item form:label="не однообразная"/>
          </form:combobox>
          <form:text form:name="Текстовое поле 3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61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63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атипичное"/>
          </form:combobox>
          <form:combobox form:name="Поле со списком 4" form:control-implementation="ooo:com.sun.star.form.component.ComboBox" form:id="control64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</form:combobox>
          <form:combobox form:name="Поле со списком 4" form:control-implementation="ooo:com.sun.star.form.component.ComboBox" form:id="control6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овные"/>
            <form:item form:label="ровные"/>
            <form:item form:label="волнистые"/>
          </form:combobox>
          <form:text form:name="Текстовое поле 3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67" form:dropdown="true" form:size="20" form:current-value="увеличина" form:value="увеличи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а"/>
            <form:item form:label="не увеличина"/>
          </form:combobox>
          <form:combobox form:name="Поле со списком 4" form:control-implementation="ooo:com.sun.star.form.component.ComboBox" form:id="control6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69" form:dropdown="true" form:size="20" form:current-value="однообразная" form:value="однообраз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образная"/>
            <form:item form:label="не однообразная"/>
          </form:combobox>
          <form:text form:name="Текстовое поле 3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71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text form:name="Текстовое поле 3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73" form:dropdown="true" form:size="20" form:current-value="визуализируются" form:value="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5" svg:width="1.706cm" svg:height="0.5cm" svg:x="2.233cm" svg:y="4.715cm" draw:control="control1"/>
      <draw:control text:anchor-type="page" text:anchor-page-number="1" draw:z-index="2" draw:style-name="gr1" draw:text-style-name="P25" svg:width="4.493cm" svg:height="0.5cm" svg:x="2.233cm" svg:y="5.713cm" draw:control="control2"/>
      <draw:control text:anchor-type="page" text:anchor-page-number="1" draw:z-index="3" draw:style-name="gr1" draw:text-style-name="P25" svg:width="1.502cm" svg:height="0.5cm" svg:x="11.804cm" svg:y="5.741cm" draw:control="control3"/>
      <draw:control text:anchor-type="page" text:anchor-page-number="1" draw:z-index="4" draw:style-name="gr2" draw:text-style-name="P25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0" text:outline-level="1"/>
      <text:h text:style-name="P10" text:outline-level="1">ПРОТОКОЛ</text:h>
      <text:p text:style-name="P5">УЛЬТРАЗВУКОВОГО ИССЛЕДОВАНИЯ СЛЮННЫХ ЖЕЛЕЗ</text:p>
      <text:p text:style-name="P5"/>
      <text:p text:style-name="P5"><draw:control text:anchor-type="paragraph" draw:z-index="5" draw:style-name="gr3" draw:text-style-name="P26" svg:width="11.875cm" svg:height="0.421cm" svg:x="1.744cm" svg:y="0.203cm" draw:control="control5"/></text:p>
      <text:p text:style-name="P2"><draw:control text:anchor-type="paragraph" draw:z-index="6" draw:style-name="gr3" draw:text-style-name="P26" svg:width="2.664cm" svg:height="0.421cm" svg:x="3.35cm" svg:y="0.295cm" draw:control="control6"/></text:p>
      <text:p text:style-name="P2"><draw:control text:anchor-type="paragraph" draw:z-index="7" draw:style-name="gr3" draw:text-style-name="P26" svg:width="5.529cm" svg:height="0.421cm" svg:x="4.101cm" svg:y="0.307cm" draw:control="control7"/><draw:control text:anchor-type="paragraph" draw:z-index="8" draw:style-name="gr3" draw:text-style-name="P26" svg:width="2.421cm" svg:height="0.421cm" svg:x="11.199cm" svg:y="0.335cm" draw:control="control8"/></text:p>
      <text:p text:style-name="Standard"/>
      <text:p text:style-name="Standard"/>
      <text:p text:style-name="P23">Околоушные слюнные железы:</text:p>
      <text:p text:style-name="P14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2"><text:span text:style-name="T4">Правая</text:span><text:span text:style-name="T3"> </text:span></text:p>
          </table:table-cell>
          <table:table-cell table:style-name="Таблица2.B1" office:value-type="string">
            <text:p text:style-name="P22"><text:span text:style-name="T4">Левая</text:span></text:p>
          </table:table-cell>
        </table:table-row>
        <table:table-row>
          <table:table-cell table:style-name="Таблица2.A2" office:value-type="string">
            <text:p text:style-name="P21"><text:span text:style-name="T3">Расположение: </text:span><text:bookmark-start text:name="ОколушЖелПрРаспол1"/><text:span text:style-name="T3"><draw:control text:anchor-type="as-char" svg:y="-0.332cm" draw:z-index="13" draw:style-name="gr6" draw:text-style-name="P29" svg:width="2.453cm" svg:height="0.35cm" draw:control="control13"/></text:span><text:bookmark-end text:name="ОколушЖелПрРаспол1"/><text:span text:style-name="T3"> </text:span></text:p>
            <text:p text:style-name="P21"><text:span text:style-name="T3">Контуры: </text:span><text:span text:style-name="T3"><draw:control text:anchor-type="as-char" svg:y="-0.272cm" draw:z-index="14" draw:style-name="gr6" draw:text-style-name="P29" svg:width="1.532cm" svg:height="0.35cm" draw:control="control14"/></text:span><text:span text:style-name="T3"> <text:s/></text:span><text:bookmark-start text:name="Контуры11"/><text:span text:style-name="T3"><draw:control text:anchor-type="as-char" svg:y="-0.272cm" draw:z-index="15" draw:style-name="gr6" draw:text-style-name="P29" svg:width="1.532cm" svg:height="0.35cm" draw:control="control15"/></text:span><text:bookmark-end text:name="Контуры11"/><text:span text:style-name="T3"> </text:span></text:p>
            <text:p text:style-name="P21"><text:span text:style-name="T3">Размер: </text:span><text:span text:style-name="T3"><draw:control text:anchor-type="as-char" svg:y="-0.277cm" draw:z-index="16" draw:style-name="gr6" draw:text-style-name="P30" svg:width="0.888cm" svg:height="0.35cm" draw:control="control16"/></text:span><text:span text:style-name="T3"> (мм), </text:span><text:bookmark-start text:name="Размер1"/><text:span text:style-name="T3"><draw:control text:anchor-type="as-char" svg:y="-0.272cm" draw:z-index="17" draw:style-name="gr6" draw:text-style-name="P29" svg:width="2.086cm" svg:height="0.35cm" draw:control="control17"/></text:span><text:bookmark-end text:name="Размер1"/><text:span text:style-name="T3"> <text:s/></text:span></text:p>
            <text:p text:style-name="P21"><text:span text:style-name="T3">Эхогенность:</text:span><text:bookmark-start text:name="ЭхогенностьПр1"/><text:span text:style-name="T3"> </text:span><text:bookmark-end text:name="ЭхогенностьПр1"/><text:span text:style-name="T3"><draw:control text:anchor-type="as-char" svg:y="-0.272cm" draw:z-index="18" draw:style-name="gr6" draw:text-style-name="P29" svg:width="1.758cm" svg:height="0.35cm" draw:control="control18"/></text:span><text:span text:style-name="T3"> </text:span></text:p>
            <text:p text:style-name="P21"><text:span text:style-name="T3">Структура: </text:span><text:bookmark-start text:name="СтруктураПр1"/><text:span text:style-name="T3"><draw:control text:anchor-type="as-char" svg:y="-0.272cm" draw:z-index="19" draw:style-name="gr6" draw:text-style-name="P29" svg:width="2.573cm" svg:height="0.35cm" draw:control="control19"/></text:span><text:bookmark-end text:name="СтруктураПр1"/><text:span text:style-name="T3"> </text:span><text:bookmark-start text:name="СтруктураТекст1"/><text:span text:style-name="T3"><draw:control text:anchor-type="as-char" svg:y="-0.277cm" draw:z-index="20" draw:style-name="gr6" draw:text-style-name="P30" svg:width="0.888cm" svg:height="0.35cm" draw:control="control20"/></text:span><text:bookmark-end text:name="СтруктураТекст1"/><text:span text:style-name="T3"> </text:span></text:p>
            <text:p text:style-name="P21"><text:span text:style-name="T3">Протоки: </text:span><text:bookmark-start text:name="ПротокиПр1"/><text:span text:style-name="T3"><draw:control text:anchor-type="as-char" svg:y="-0.332cm" draw:z-index="21" draw:style-name="gr6" draw:text-style-name="P29" svg:width="2.453cm" svg:height="0.35cm" draw:control="control21"/></text:span><text:bookmark-end text:name="ПротокиПр1"/><text:span text:style-name="T3"> </text:span><text:span text:style-name="T6">d</text:span><text:span text:style-name="T3">=</text:span><text:bookmark-start text:name="ТекстовоеПоле741"/><text:span text:style-name="T6"><draw:control text:anchor-type="as-char" svg:y="-0.277cm" draw:z-index="22" draw:style-name="gr6" draw:text-style-name="P30" svg:width="0.888cm" svg:height="0.35cm" draw:control="control22"/></text:span><text:bookmark-end text:name="ТекстовоеПоле741"/><text:span text:style-name="T3"> (мм)</text:span></text:p>
          </table:table-cell>
          <table:table-cell table:style-name="Таблица2.B2" office:value-type="string">
            <text:p text:style-name="P21"><text:span text:style-name="T3">Расположение: </text:span><text:bookmark-start text:name="ОколушЖелПрРаспол11"/><text:span text:style-name="T3"><draw:control text:anchor-type="as-char" svg:y="-0.332cm" draw:z-index="25" draw:style-name="gr6" draw:text-style-name="P29" svg:width="2.453cm" svg:height="0.35cm" draw:control="control25"/></text:span><text:bookmark-end text:name="ОколушЖелПрРаспол11"/><text:span text:style-name="T3"> </text:span></text:p>
            <text:p text:style-name="P21"><text:span text:style-name="T3">Контуры: </text:span><text:span text:style-name="T3"><draw:control text:anchor-type="as-char" svg:y="-0.272cm" draw:z-index="26" draw:style-name="gr6" draw:text-style-name="P29" svg:width="1.532cm" svg:height="0.35cm" draw:control="control26"/></text:span><text:span text:style-name="T3"> <text:s/></text:span><text:bookmark-start text:name="Контуры111"/><text:span text:style-name="T3"><draw:control text:anchor-type="as-char" svg:y="-0.272cm" draw:z-index="27" draw:style-name="gr6" draw:text-style-name="P29" svg:width="1.532cm" svg:height="0.35cm" draw:control="control27"/></text:span><text:bookmark-end text:name="Контуры111"/><text:span text:style-name="T3"> </text:span></text:p>
            <text:p text:style-name="P21"><text:span text:style-name="T3">Размер: </text:span><text:span text:style-name="T3"><draw:control text:anchor-type="as-char" svg:y="-0.277cm" draw:z-index="28" draw:style-name="gr6" draw:text-style-name="P30" svg:width="0.888cm" svg:height="0.35cm" draw:control="control28"/></text:span><text:span text:style-name="T3"> (мм), </text:span><text:bookmark-start text:name="Размер11"/><text:span text:style-name="T3"><draw:control text:anchor-type="as-char" svg:y="-0.272cm" draw:z-index="29" draw:style-name="gr6" draw:text-style-name="P29" svg:width="2.086cm" svg:height="0.35cm" draw:control="control29"/></text:span><text:bookmark-end text:name="Размер11"/><text:span text:style-name="T3"> <text:s/></text:span></text:p>
            <text:p text:style-name="P21"><text:span text:style-name="T3">Эхогенность:</text:span><text:bookmark-start text:name="ЭхогенностьПр11"/><text:span text:style-name="T3"> </text:span><text:bookmark-end text:name="ЭхогенностьПр11"/><text:span text:style-name="T3"><draw:control text:anchor-type="as-char" svg:y="-0.272cm" draw:z-index="30" draw:style-name="gr6" draw:text-style-name="P29" svg:width="1.758cm" svg:height="0.35cm" draw:control="control30"/></text:span><text:span text:style-name="T3"> </text:span></text:p>
            <text:p text:style-name="P21"><text:span text:style-name="T3">Структура: </text:span><text:bookmark-start text:name="СтруктураПр11"/><text:span text:style-name="T3"><draw:control text:anchor-type="as-char" svg:y="-0.272cm" draw:z-index="31" draw:style-name="gr6" draw:text-style-name="P29" svg:width="2.573cm" svg:height="0.35cm" draw:control="control31"/></text:span><text:bookmark-end text:name="СтруктураПр11"/><text:span text:style-name="T3"> </text:span><text:bookmark-start text:name="СтруктураТекст11"/><text:span text:style-name="T3"><draw:control text:anchor-type="as-char" svg:y="-0.277cm" draw:z-index="32" draw:style-name="gr6" draw:text-style-name="P30" svg:width="0.888cm" svg:height="0.35cm" draw:control="control32"/></text:span><text:bookmark-end text:name="СтруктураТекст11"/><text:span text:style-name="T3"> </text:span></text:p>
            <text:p text:style-name="P21"><text:span text:style-name="T3">Протоки: </text:span><text:span text:style-name="T3"><draw:control text:anchor-type="as-char" svg:y="-0.332cm" draw:z-index="23" draw:style-name="gr6" draw:text-style-name="P29" svg:width="2.453cm" svg:height="0.35cm" draw:control="control23"/></text:span><text:span text:style-name="T3"> </text:span><text:span text:style-name="T6">d</text:span><text:span text:style-name="T3">=</text:span><text:span text:style-name="T6"><draw:control text:anchor-type="as-char" svg:y="-0.277cm" draw:z-index="24" draw:style-name="gr6" draw:text-style-name="P30" svg:width="0.888cm" svg:height="0.35cm" draw:control="control24"/></text:span><text:span text:style-name="T3"> (мм)</text:span></text:p>
          </table:table-cell>
        </table:table-row>
      </table:table>
      <text:p text:style-name="P8"><text:span text:style-name="T5"/></text:p>
      <text:p text:style-name="P18"><text:span text:style-name="T5">Подчелюстные слюнные железы:</text:span></text:p>
      <text:p text:style-name="P8"><text:span text:style-name="T3"><text:s/>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2"><text:span text:style-name="T4">Правая</text:span><text:span text:style-name="T3"> </text:span></text:p>
          </table:table-cell>
          <table:table-cell table:style-name="Таблица3.B1" office:value-type="string">
            <text:p text:style-name="P22"><text:span text:style-name="T4">Левая</text:span></text:p>
          </table:table-cell>
        </table:table-row>
        <table:table-row>
          <table:table-cell table:style-name="Таблица3.A2" office:value-type="string">
            <text:p text:style-name="P21"><text:span text:style-name="T3">Расположение: </text:span><text:bookmark-start text:name="ОколушЖелПрРаспол12"/><text:span text:style-name="T3"><draw:control text:anchor-type="as-char" svg:y="-0.332cm" draw:z-index="33" draw:style-name="gr6" draw:text-style-name="P29" svg:width="2.453cm" svg:height="0.35cm" draw:control="control33"/></text:span><text:bookmark-end text:name="ОколушЖелПрРаспол12"/><text:span text:style-name="T3"> </text:span></text:p>
            <text:p text:style-name="P21"><text:span text:style-name="T3">Контуры: </text:span><text:span text:style-name="T3"><draw:control text:anchor-type="as-char" svg:y="-0.272cm" draw:z-index="34" draw:style-name="gr6" draw:text-style-name="P29" svg:width="1.532cm" svg:height="0.35cm" draw:control="control34"/></text:span><text:span text:style-name="T3"> <text:s/></text:span><text:bookmark-start text:name="Контуры112"/><text:span text:style-name="T3"><draw:control text:anchor-type="as-char" svg:y="-0.272cm" draw:z-index="35" draw:style-name="gr6" draw:text-style-name="P29" svg:width="1.532cm" svg:height="0.35cm" draw:control="control35"/></text:span><text:bookmark-end text:name="Контуры112"/><text:span text:style-name="T3"> </text:span></text:p>
            <text:p text:style-name="P21"><text:span text:style-name="T3">Размер: </text:span><text:span text:style-name="T3"><draw:control text:anchor-type="as-char" svg:y="-0.277cm" draw:z-index="36" draw:style-name="gr6" draw:text-style-name="P30" svg:width="0.888cm" svg:height="0.35cm" draw:control="control36"/></text:span><text:span text:style-name="T3"> (мм), </text:span><text:bookmark-start text:name="Размер12"/><text:span text:style-name="T3"><draw:control text:anchor-type="as-char" svg:y="-0.272cm" draw:z-index="37" draw:style-name="gr6" draw:text-style-name="P29" svg:width="2.086cm" svg:height="0.35cm" draw:control="control37"/></text:span><text:bookmark-end text:name="Размер12"/><text:span text:style-name="T3"> <text:s/></text:span></text:p>
            <text:p text:style-name="P21"><text:span text:style-name="T3">Эхогенность:</text:span><text:bookmark-start text:name="ЭхогенностьПр12"/><text:span text:style-name="T3"> </text:span><text:bookmark-end text:name="ЭхогенностьПр12"/><text:span text:style-name="T3"><draw:control text:anchor-type="as-char" svg:y="-0.272cm" draw:z-index="38" draw:style-name="gr6" draw:text-style-name="P29" svg:width="1.758cm" svg:height="0.35cm" draw:control="control38"/></text:span><text:span text:style-name="T3"> </text:span></text:p>
            <text:p text:style-name="P21"><text:span text:style-name="T3">Структура: </text:span><text:bookmark-start text:name="СтруктураПр12"/><text:span text:style-name="T3"><draw:control text:anchor-type="as-char" svg:y="-0.272cm" draw:z-index="39" draw:style-name="gr6" draw:text-style-name="P29" svg:width="2.573cm" svg:height="0.35cm" draw:control="control39"/></text:span><text:bookmark-end text:name="СтруктураПр12"/><text:span text:style-name="T3"> </text:span><text:bookmark-start text:name="СтруктураТекст12"/><text:span text:style-name="T3"><draw:control text:anchor-type="as-char" svg:y="-0.277cm" draw:z-index="40" draw:style-name="gr6" draw:text-style-name="P30" svg:width="0.888cm" svg:height="0.35cm" draw:control="control40"/></text:span><text:bookmark-end text:name="СтруктураТекст12"/><text:span text:style-name="T3"> </text:span></text:p>
            <text:p text:style-name="P21"><text:span text:style-name="T3">Протоки: </text:span><text:bookmark-start text:name="ПротокиПр11"/><text:span text:style-name="T3"><draw:control text:anchor-type="as-char" svg:y="-0.332cm" draw:z-index="41" draw:style-name="gr6" draw:text-style-name="P29" svg:width="2.453cm" svg:height="0.35cm" draw:control="control41"/></text:span><text:bookmark-end text:name="ПротокиПр11"/><text:span text:style-name="T3"> </text:span><text:span text:style-name="T6">d</text:span><text:span text:style-name="T3">=</text:span><text:bookmark-start text:name="ТекстовоеПоле7411"/><text:span text:style-name="T6"><draw:control text:anchor-type="as-char" svg:y="-0.277cm" draw:z-index="42" draw:style-name="gr6" draw:text-style-name="P30" svg:width="0.888cm" svg:height="0.35cm" draw:control="control42"/></text:span><text:bookmark-end text:name="ТекстовоеПоле7411"/><text:span text:style-name="T3"> (мм)</text:span></text:p>
          </table:table-cell>
          <table:table-cell table:style-name="Таблица3.B2" office:value-type="string">
            <text:p text:style-name="P21"><text:span text:style-name="T3">Расположение: </text:span><text:bookmark-start text:name="ОколушЖелПрРаспол111"/><text:span text:style-name="T3"><draw:control text:anchor-type="as-char" svg:y="-0.332cm" draw:z-index="43" draw:style-name="gr6" draw:text-style-name="P29" svg:width="2.453cm" svg:height="0.35cm" draw:control="control43"/></text:span><text:bookmark-end text:name="ОколушЖелПрРаспол111"/><text:span text:style-name="T3"> </text:span></text:p>
            <text:p text:style-name="P21"><text:span text:style-name="T3">Контуры: </text:span><text:span text:style-name="T3"><draw:control text:anchor-type="as-char" svg:y="-0.272cm" draw:z-index="44" draw:style-name="gr6" draw:text-style-name="P29" svg:width="1.532cm" svg:height="0.35cm" draw:control="control44"/></text:span><text:span text:style-name="T3"> <text:s/></text:span><text:bookmark-start text:name="Контуры1111"/><text:span text:style-name="T3"><draw:control text:anchor-type="as-char" svg:y="-0.272cm" draw:z-index="45" draw:style-name="gr6" draw:text-style-name="P29" svg:width="1.532cm" svg:height="0.35cm" draw:control="control45"/></text:span><text:bookmark-end text:name="Контуры1111"/><text:span text:style-name="T3"> </text:span></text:p>
            <text:p text:style-name="P21"><text:span text:style-name="T3">Размер: </text:span><text:span text:style-name="T3"><draw:control text:anchor-type="as-char" svg:y="-0.277cm" draw:z-index="46" draw:style-name="gr6" draw:text-style-name="P30" svg:width="0.888cm" svg:height="0.35cm" draw:control="control46"/></text:span><text:span text:style-name="T3"> (мм), </text:span><text:bookmark-start text:name="Размер111"/><text:span text:style-name="T3"><draw:control text:anchor-type="as-char" svg:y="-0.272cm" draw:z-index="47" draw:style-name="gr6" draw:text-style-name="P29" svg:width="2.086cm" svg:height="0.35cm" draw:control="control47"/></text:span><text:bookmark-end text:name="Размер111"/><text:span text:style-name="T3"> <text:s/></text:span></text:p>
            <text:p text:style-name="P21"><text:span text:style-name="T3">Эхогенность:</text:span><text:bookmark-start text:name="ЭхогенностьПр111"/><text:span text:style-name="T3"> </text:span><text:bookmark-end text:name="ЭхогенностьПр111"/><text:span text:style-name="T3"><draw:control text:anchor-type="as-char" svg:y="-0.272cm" draw:z-index="48" draw:style-name="gr6" draw:text-style-name="P29" svg:width="1.758cm" svg:height="0.35cm" draw:control="control48"/></text:span><text:span text:style-name="T3"> </text:span></text:p>
            <text:p text:style-name="P21"><text:span text:style-name="T3">Структура: </text:span><text:bookmark-start text:name="СтруктураПр111"/><text:span text:style-name="T3"><draw:control text:anchor-type="as-char" svg:y="-0.272cm" draw:z-index="49" draw:style-name="gr6" draw:text-style-name="P29" svg:width="2.573cm" svg:height="0.35cm" draw:control="control49"/></text:span><text:bookmark-end text:name="СтруктураПр111"/><text:span text:style-name="T3"> </text:span><text:bookmark-start text:name="СтруктураТекст111"/><text:span text:style-name="T3"><draw:control text:anchor-type="as-char" svg:y="-0.277cm" draw:z-index="50" draw:style-name="gr6" draw:text-style-name="P30" svg:width="0.888cm" svg:height="0.35cm" draw:control="control50"/></text:span><text:bookmark-end text:name="СтруктураТекст111"/><text:span text:style-name="T3"> </text:span></text:p>
            <text:p text:style-name="P21"><text:span text:style-name="T3">Протоки: </text:span><text:span text:style-name="T3"><draw:control text:anchor-type="as-char" svg:y="-0.332cm" draw:z-index="51" draw:style-name="gr6" draw:text-style-name="P29" svg:width="2.453cm" svg:height="0.35cm" draw:control="control51"/></text:span><text:span text:style-name="T3"> </text:span><text:span text:style-name="T6">d</text:span><text:span text:style-name="T3">=</text:span><text:span text:style-name="T6"><draw:control text:anchor-type="as-char" svg:y="-0.277cm" draw:z-index="52" draw:style-name="gr6" draw:text-style-name="P30" svg:width="0.888cm" svg:height="0.35cm" draw:control="control52"/></text:span><text:span text:style-name="T3"> (мм)</text:span></text:p>
          </table:table-cell>
        </table:table-row>
      </table:table>
      <text:p text:style-name="P15"/>
      <text:p text:style-name="P24"><text:span text:style-name="T3"><text:s text:c="22"/></text:span><text:span text:style-name="T5">Подъязычные слюнные железы: </text:span><text:span text:style-name="T5"><draw:control text:anchor-type="as-char" svg:y="-0.243cm" draw:z-index="73" draw:style-name="gr6" draw:text-style-name="P29" svg:width="2.453cm" svg:height="0.35cm" draw:control="control73"/></text:span></text:p>
      <text:p text:style-name="P8"><text:span text:style-name="T3"><text:s text:c="52"/></text:span><text:bookmark-start text:name="ПолеСоСписком1"/><text:bookmark-end text:name="ПолеСоСписком1"/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2"><text:span text:style-name="T4">Правая</text:span><text:span text:style-name="T3"> </text:span></text:p>
          </table:table-cell>
          <table:table-cell table:style-name="Таблица4.B1" office:value-type="string">
            <text:p text:style-name="P22"><text:span text:style-name="T4">Левая</text:span></text:p>
          </table:table-cell>
        </table:table-row>
        <table:table-row>
          <table:table-cell table:style-name="Таблица4.A2" office:value-type="string">
            <text:p text:style-name="P21"><text:span text:style-name="T3">Расположение: </text:span><text:bookmark-start text:name="ОколушЖелПрРаспол13"/><text:span text:style-name="T3"><draw:control text:anchor-type="as-char" svg:y="-0.332cm" draw:z-index="53" draw:style-name="gr6" draw:text-style-name="P29" svg:width="2.453cm" svg:height="0.35cm" draw:control="control53"/></text:span><text:bookmark-end text:name="ОколушЖелПрРаспол13"/><text:span text:style-name="T3"> </text:span></text:p>
            <text:p text:style-name="P21"><text:span text:style-name="T3">Контуры: </text:span><text:span text:style-name="T3"><draw:control text:anchor-type="as-char" svg:y="-0.272cm" draw:z-index="54" draw:style-name="gr6" draw:text-style-name="P29" svg:width="1.532cm" svg:height="0.35cm" draw:control="control54"/></text:span><text:span text:style-name="T3"> <text:s/></text:span><text:bookmark-start text:name="Контуры113"/><text:span text:style-name="T3"><draw:control text:anchor-type="as-char" svg:y="-0.272cm" draw:z-index="55" draw:style-name="gr6" draw:text-style-name="P29" svg:width="1.532cm" svg:height="0.35cm" draw:control="control55"/></text:span><text:bookmark-end text:name="Контуры113"/><text:span text:style-name="T3"> </text:span></text:p>
            <text:p text:style-name="P21"><text:span text:style-name="T3">Размер: </text:span><text:span text:style-name="T3"><draw:control text:anchor-type="as-char" svg:y="-0.277cm" draw:z-index="56" draw:style-name="gr6" draw:text-style-name="P30" svg:width="0.888cm" svg:height="0.35cm" draw:control="control56"/></text:span><text:span text:style-name="T3"> (мм), </text:span><text:bookmark-start text:name="Размер13"/><text:span text:style-name="T3"><draw:control text:anchor-type="as-char" svg:y="-0.272cm" draw:z-index="57" draw:style-name="gr6" draw:text-style-name="P29" svg:width="2.086cm" svg:height="0.35cm" draw:control="control57"/></text:span><text:bookmark-end text:name="Размер13"/><text:span text:style-name="T3"> <text:s/></text:span></text:p>
            <text:p text:style-name="P21"><text:span text:style-name="T3">Эхогенность:</text:span><text:bookmark-start text:name="ЭхогенностьПр13"/><text:span text:style-name="T3"> </text:span><text:bookmark-end text:name="ЭхогенностьПр13"/><text:span text:style-name="T3"><draw:control text:anchor-type="as-char" svg:y="-0.272cm" draw:z-index="58" draw:style-name="gr6" draw:text-style-name="P29" svg:width="1.758cm" svg:height="0.35cm" draw:control="control58"/></text:span><text:span text:style-name="T3"> </text:span></text:p>
            <text:p text:style-name="P21"><text:span text:style-name="T3">Структура: </text:span><text:bookmark-start text:name="СтруктураПр13"/><text:span text:style-name="T3"><draw:control text:anchor-type="as-char" svg:y="-0.272cm" draw:z-index="59" draw:style-name="gr6" draw:text-style-name="P29" svg:width="2.573cm" svg:height="0.35cm" draw:control="control59"/></text:span><text:bookmark-end text:name="СтруктураПр13"/><text:span text:style-name="T3"> </text:span><text:bookmark-start text:name="СтруктураТекст13"/><text:span text:style-name="T3"><draw:control text:anchor-type="as-char" svg:y="-0.277cm" draw:z-index="60" draw:style-name="gr6" draw:text-style-name="P30" svg:width="0.888cm" svg:height="0.35cm" draw:control="control60"/></text:span><text:bookmark-end text:name="СтруктураТекст13"/><text:span text:style-name="T3"> </text:span></text:p>
            <text:p text:style-name="P21"><text:span text:style-name="T3">Протоки: </text:span><text:bookmark-start text:name="ПротокиПр12"/><text:span text:style-name="T3"><draw:control text:anchor-type="as-char" svg:y="-0.332cm" draw:z-index="61" draw:style-name="gr6" draw:text-style-name="P29" svg:width="2.453cm" svg:height="0.35cm" draw:control="control61"/></text:span><text:bookmark-end text:name="ПротокиПр12"/><text:span text:style-name="T3"> </text:span><text:span text:style-name="T6">d</text:span><text:span text:style-name="T3">=</text:span><text:bookmark-start text:name="ТекстовоеПоле7412"/><text:span text:style-name="T6"><draw:control text:anchor-type="as-char" svg:y="-0.277cm" draw:z-index="62" draw:style-name="gr6" draw:text-style-name="P30" svg:width="0.888cm" svg:height="0.35cm" draw:control="control62"/></text:span><text:bookmark-end text:name="ТекстовоеПоле7412"/><text:span text:style-name="T3"> (мм)</text:span></text:p>
          </table:table-cell>
          <table:table-cell table:style-name="Таблица4.B2" office:value-type="string">
            <text:p text:style-name="P21"><text:span text:style-name="T3">Расположение: </text:span><text:bookmark-start text:name="ОколушЖелПрРаспол112"/><text:span text:style-name="T3"><draw:control text:anchor-type="as-char" svg:y="-0.332cm" draw:z-index="63" draw:style-name="gr6" draw:text-style-name="P29" svg:width="2.453cm" svg:height="0.35cm" draw:control="control63"/></text:span><text:bookmark-end text:name="ОколушЖелПрРаспол112"/><text:span text:style-name="T3"> </text:span></text:p>
            <text:p text:style-name="P21"><text:span text:style-name="T3">Контуры: </text:span><text:span text:style-name="T3"><draw:control text:anchor-type="as-char" svg:y="-0.272cm" draw:z-index="64" draw:style-name="gr6" draw:text-style-name="P29" svg:width="1.532cm" svg:height="0.35cm" draw:control="control64"/></text:span><text:span text:style-name="T3"> <text:s/></text:span><text:bookmark-start text:name="Контуры1112"/><text:span text:style-name="T3"><draw:control text:anchor-type="as-char" svg:y="-0.272cm" draw:z-index="65" draw:style-name="gr6" draw:text-style-name="P29" svg:width="1.532cm" svg:height="0.35cm" draw:control="control65"/></text:span><text:bookmark-end text:name="Контуры1112"/><text:span text:style-name="T3"> </text:span></text:p>
            <text:p text:style-name="P21"><text:span text:style-name="T3">Размер: </text:span><text:span text:style-name="T3"><draw:control text:anchor-type="as-char" svg:y="-0.277cm" draw:z-index="66" draw:style-name="gr6" draw:text-style-name="P30" svg:width="0.888cm" svg:height="0.35cm" draw:control="control66"/></text:span><text:span text:style-name="T3"> (мм), </text:span><text:bookmark-start text:name="Размер112"/><text:span text:style-name="T3"><draw:control text:anchor-type="as-char" svg:y="-0.272cm" draw:z-index="67" draw:style-name="gr6" draw:text-style-name="P29" svg:width="2.086cm" svg:height="0.35cm" draw:control="control67"/></text:span><text:bookmark-end text:name="Размер112"/><text:span text:style-name="T3"> <text:s/></text:span></text:p>
            <text:p text:style-name="P21"><text:span text:style-name="T3">Эхогенность:</text:span><text:bookmark-start text:name="ЭхогенностьПр112"/><text:span text:style-name="T3"> </text:span><text:bookmark-end text:name="ЭхогенностьПр112"/><text:span text:style-name="T3"><draw:control text:anchor-type="as-char" svg:y="-0.272cm" draw:z-index="68" draw:style-name="gr6" draw:text-style-name="P29" svg:width="1.758cm" svg:height="0.35cm" draw:control="control68"/></text:span><text:span text:style-name="T3"> </text:span></text:p>
            <text:p text:style-name="P21"><text:span text:style-name="T3">Структура: </text:span><text:bookmark-start text:name="СтруктураПр112"/><text:span text:style-name="T3"><draw:control text:anchor-type="as-char" svg:y="-0.272cm" draw:z-index="69" draw:style-name="gr6" draw:text-style-name="P29" svg:width="2.573cm" svg:height="0.35cm" draw:control="control69"/></text:span><text:bookmark-end text:name="СтруктураПр112"/><text:span text:style-name="T3"> </text:span><text:bookmark-start text:name="СтруктураТекст112"/><text:span text:style-name="T3"><draw:control text:anchor-type="as-char" svg:y="-0.277cm" draw:z-index="70" draw:style-name="gr6" draw:text-style-name="P30" svg:width="0.888cm" svg:height="0.35cm" draw:control="control70"/></text:span><text:bookmark-end text:name="СтруктураТекст112"/><text:span text:style-name="T3"> </text:span></text:p>
            <text:p text:style-name="P21"><text:span text:style-name="T3">Протоки: </text:span><text:span text:style-name="T3"><draw:control text:anchor-type="as-char" svg:y="-0.332cm" draw:z-index="71" draw:style-name="gr6" draw:text-style-name="P29" svg:width="2.453cm" svg:height="0.35cm" draw:control="control71"/></text:span><text:span text:style-name="T3"> </text:span><text:span text:style-name="T6">d</text:span><text:span text:style-name="T3">=</text:span><text:span text:style-name="T6"><draw:control text:anchor-type="as-char" svg:y="-0.277cm" draw:z-index="72" draw:style-name="gr6" draw:text-style-name="P30" svg:width="0.888cm" svg:height="0.35cm" draw:control="control72"/></text:span><text:span text:style-name="T3"> (мм)</text:span></text:p>
          </table:table-cell>
        </table:table-row>
      </table:table>
      <text:p text:style-name="P11"/>
      <text:p text:style-name="P15"><draw:control text:anchor-type="paragraph" draw:z-index="11" draw:style-name="gr3" draw:text-style-name="P28" svg:width="12.489cm" svg:height="0.403cm" svg:x="4.514cm" svg:y="0.395cm" draw:control="control11"/></text:p>
      <text:p text:style-name="P8"><text:span text:style-name="T5">Заключение:</text:span><text:span text:style-name="T3"> УЗИ признаки: </text:span></text:p>
      <text:p text:style-name="P16"/>
      <text:p text:style-name="P12"/>
      <text:p text:style-name="P7"><draw:control text:anchor-type="paragraph" draw:z-index="9" draw:style-name="gr4" draw:text-style-name="P27" svg:width="0.003cm" svg:height="0.003cm" svg:x="0cm" svg:y="0cm" draw:control="control9"/>Врач: <draw:control text:anchor-type="as-char" draw:z-index="12" draw:style-name="gr5" draw:text-style-name="P27" svg:width="4.67cm" svg:height="0.421cm" draw:control="control12"/></text:p>
      <text:p text:style-name="P6">Медицинский регистратор: <draw:control text:anchor-type="as-char" draw:z-index="10" draw:style-name="gr5" draw:text-style-name="P27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1:35:05.59</dc:date>
    <dc:creator>Дмитрий Деренок</dc:creator>
    <meta:editing-duration>PT15H13M57S</meta:editing-duration>
    <meta:editing-cycles>45</meta:editing-cycles>
    <meta:generator>OpenOffice.org/3.2$Win32 OpenOffice.org_project/320m12$Build-9483</meta:generator>
    <meta:document-statistic meta:table-count="4" meta:image-count="1" meta:object-count="0" meta:page-count="1" meta:paragraph-count="56" meta:word-count="103" meta:character-count="1075"/>
  </office:meta>
</office:document-meta>
</file>